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46f" officeooo:paragraph-rsid="0011346f"/>
    </style:style>
    <style:style style:name="P2" style:family="paragraph" style:parent-style-name="Standard">
      <style:text-properties fo:font-size="14pt" fo:font-weight="bold" officeooo:rsid="0011346f" officeooo:paragraph-rsid="0011346f" style:font-weight-asian="bold" style:font-weight-complex="bold"/>
    </style:style>
    <style:style style:name="P3" style:family="paragraph" style:parent-style-name="Standard">
      <style:text-properties fo:font-size="10pt" officeooo:rsid="0011346f" officeooo:paragraph-rsid="0011346f"/>
    </style:style>
    <style:style style:name="P4" style:family="paragraph" style:parent-style-name="Standard">
      <style:text-properties fo:font-weight="bold" officeooo:rsid="0011346f" officeooo:paragraph-rsid="0011346f" style:font-weight-asian="bold" style:font-weight-complex="bold"/>
    </style:style>
    <style:style style:name="P5" style:family="paragraph" style:parent-style-name="Standard">
      <style:text-properties officeooo:rsid="00117638" officeooo:paragraph-rsid="00117638"/>
    </style:style>
    <style:style style:name="P6" style:family="paragraph" style:parent-style-name="Standard">
      <style:text-properties officeooo:rsid="00134c93" officeooo:paragraph-rsid="00134c93"/>
    </style:style>
    <style:style style:name="P7" style:family="paragraph" style:parent-style-name="Standard">
      <style:text-properties officeooo:rsid="001546fa" officeooo:paragraph-rsid="001546fa"/>
    </style:style>
    <style:style style:name="P8" style:family="paragraph" style:parent-style-name="Standard" style:list-style-name="L1">
      <style:text-properties officeooo:rsid="00134c93" officeooo:paragraph-rsid="00134c93"/>
    </style:style>
    <style:style style:name="P9" style:family="paragraph" style:parent-style-name="Standard" style:list-style-name="L1">
      <style:text-properties officeooo:rsid="001546fa" officeooo:paragraph-rsid="001546fa"/>
    </style:style>
    <style:style style:name="P10" style:family="paragraph" style:parent-style-name="Standard">
      <style:text-properties officeooo:rsid="0016d88f" officeooo:paragraph-rsid="0016d88f"/>
    </style:style>
    <style:style style:name="T1" style:family="text">
      <style:text-properties officeooo:rsid="00117638"/>
    </style:style>
    <style:style style:name="T2" style:family="text">
      <style:text-properties officeooo:rsid="001546fa"/>
    </style:style>
    <style:style style:name="T3" style:family="text">
      <style:text-properties officeooo:rsid="001877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 2</text:p>
      <text:p text:style-name="P1"/>
      <text:p text:style-name="P4">Changing population</text:p>
      <text:p text:style-name="P1">Because of the baby-boom after World War II, Britain changed a lot. Indeed, Britain moved from a farming country to an industrial <text:span text:style-name="T1">and modern one. </text:span></text:p>
      <text:p text:style-name="P5">Moreover, thanks to the medical progress, people could live longer. </text:p>
      <text:p text:style-name="P5">The development of transport and space have affected the environment.</text:p>
      <text:p text:style-name="P5">In addition, the English population knew an explosion of diversity coming from South Asia, the West Indies, and Eastern Europe.</text:p>
      <text:p text:style-name="P6">Since 1945, the population became older because there was better lifestyle and breakthroughs in medicine.</text:p>
      <text:p text:style-name="P1"/>
      <text:p text:style-name="P4">Moral codes</text:p>
      <text:p text:style-name="P3">In the 1960s, there have been some changes on the law about social life. Some bans have been removed, such as homosexuality, and women could have a better position. </text:p>
      <text:p text:style-name="P6">First, since 1960, major changes <text:span text:style-name="T2">occurred</text:span> in <text:span text:style-name="T2">favor</text:span> of human rights, namely abortion, legali<text:span text:style-name="T2">s</text:span>ation of <text:span text:style-name="T2">homosexuality, abolishment of death penalty.</text:span></text:p>
      <text:p text:style-name="P7">The 60s put an end to an old age since the Victorian period where the moral code was strict.</text:p>
      <text:p text:style-name="P7">The fact that the church became less powerful contributed to the end of the Victorian strictness.</text:p>
      <text:p text:style-name="P1"/>
      <text:p text:style-name="P4">End of empire</text:p>
      <text:p text:style-name="P10">Although Britain lost a lot of territories by 1940 it remained powerful.</text:p>
      <text:p text:style-name="P10">It still played a key role during the Cold War because it kept being inventive (A bomb and H bomb).</text:p>
      <text:p text:style-name="P10">It participated in the creation of NATO which is a very important organisation.</text:p>
      <text:p text:style-name="P10">It also fought the Communist North Korea.</text:p>
      <text:p text:style-name="P10">In the late 60s, Britain sent troops to <text:span text:style-name="T3">deal with Northern/Ulster Ireland civil revolution.</text:span></text:p>
      <text:p text:style-name="P1"/>
      <text:p text:style-name="P1"/>
      <text:p text:style-name="P6">Vocabulaire:</text:p>
      <text:list xml:id="list5776302326321989101" text:style-name="L1">
        <text:list-item>
          <text:p text:style-name="P8">Namely = à savoir</text:p>
        </text:list-item>
        <text:list-item>
          <text:p text:style-name="P9">Legalisation (UK)</text:p>
          <text:p text:style-name="P9">Legalization (U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4:13:14.548000000</meta:creation-date>
    <dc:date>2018-11-26T15:35:32.785000000</dc:date>
    <meta:editing-duration>PT12M1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2" meta:word-count="251" meta:character-count="1510" meta:non-whitespace-character-count="1281"/>
  </office:meta>
</office:document-meta>
</file>